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9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row table:style-name="ro1">
          <table:table-cell office:value-type="float" office:value="2.4" calcext:value-type="float">
            <text:p>2.400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2.45" calcext:value-type="float">
            <text:p>2.450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.5" calcext:value-type="float">
            <text:p>2.500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.55" calcext:value-type="float">
            <text:p>2.550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2.6" calcext:value-type="float">
            <text:p>2.6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2.65" calcext:value-type="float">
            <text:p>2.650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2.7" calcext:value-type="float">
            <text:p>2.700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2.75" calcext:value-type="float">
            <text:p>2.750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2.8" calcext:value-type="float">
            <text:p>2.800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2.85" calcext:value-type="float">
            <text:p>2.850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2.9" calcext:value-type="float">
            <text:p>2.900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2.95" calcext:value-type="float">
            <text:p>2.950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3" calcext:value-type="float">
            <text:p>3.000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3.05" calcext:value-type="float">
            <text:p>3.050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3.1" calcext:value-type="float">
            <text:p>3.100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</table:table-row>
        <table:table-row table:style-name="ro1" table:number-rows-repeated="104854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10:44.028096651</meta:creation-date>
    <dc:date>2024-06-09T16:17:28.434015245</dc:date>
    <meta:editing-duration>PT6M44S</meta:editing-duration>
    <meta:editing-cycles>1</meta:editing-cycles>
    <meta:document-statistic meta:table-count="1" meta:cell-count="30" meta:object-count="0"/>
    <meta:generator>LibreOffice/24.2.3.2$Linux_X86_64 LibreOffice_project/420$Build-2</meta:generator>
  </office:meta>
</office:document-meta>
</file>